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Standard">
      <style:text-properties officeooo:rsid="001fc6d3" officeooo:paragraph-rsid="0020a2e2"/>
    </style:style>
    <style:style style:name="P8" style:family="paragraph" style:parent-style-name="Standard">
      <style:text-properties officeooo:paragraph-rsid="0020f904"/>
    </style:style>
    <style:style style:name="P9" style:family="paragraph" style:parent-style-name="Standard">
      <style:text-properties officeooo:paragraph-rsid="00217ce7"/>
    </style:style>
    <style:style style:name="P10" style:family="paragraph" style:parent-style-name="Standard">
      <style:text-properties officeooo:rsid="0027144c" officeooo:paragraph-rsid="0027144c"/>
    </style:style>
    <style:style style:name="P11" style:family="paragraph" style:parent-style-name="Standard">
      <style:text-properties officeooo:rsid="0028b7e1" officeooo:paragraph-rsid="0028b7e1"/>
    </style:style>
    <style:style style:name="P12" style:family="paragraph" style:parent-style-name="Standard">
      <style:text-properties officeooo:rsid="0028b7e1" officeooo:paragraph-rsid="002cc877"/>
    </style:style>
    <style:style style:name="P13" style:family="paragraph" style:parent-style-name="Standard">
      <style:text-properties officeooo:rsid="002cc877" officeooo:paragraph-rsid="002cc877"/>
    </style:style>
    <style:style style:name="P14" style:family="paragraph" style:parent-style-name="Standard">
      <style:text-properties officeooo:rsid="002cd159" officeooo:paragraph-rsid="002cd159"/>
    </style:style>
    <style:style style:name="P15" style:family="paragraph" style:parent-style-name="Standard">
      <style:text-properties officeooo:rsid="0031b3f0" officeooo:paragraph-rsid="0031b3f0"/>
    </style:style>
    <style:style style:name="P16" style:family="paragraph" style:parent-style-name="Standard">
      <style:text-properties officeooo:paragraph-rsid="0031f303"/>
    </style:style>
    <style:style style:name="P17" style:family="paragraph" style:parent-style-name="Standard">
      <style:text-properties officeooo:paragraph-rsid="00321680"/>
    </style:style>
    <style:style style:name="P18" style:family="paragraph" style:parent-style-name="Standard">
      <style:text-properties officeooo:paragraph-rsid="0033865d"/>
    </style:style>
    <style:style style:name="P19" style:family="paragraph" style:parent-style-name="Standard">
      <style:text-properties officeooo:rsid="0033865d" officeooo:paragraph-rsid="0033865d"/>
    </style:style>
    <style:style style:name="P20" style:family="paragraph" style:parent-style-name="Standard">
      <style:text-properties officeooo:rsid="001899ef"/>
    </style:style>
    <style:style style:name="P21" style:family="paragraph" style:parent-style-name="Standard">
      <style:text-properties officeooo:rsid="001899ef" officeooo:paragraph-rsid="00191234"/>
    </style:style>
    <style:style style:name="P22" style:family="paragraph" style:parent-style-name="Standard">
      <style:text-properties officeooo:rsid="001899ef" officeooo:paragraph-rsid="00443792"/>
    </style:style>
    <style:style style:name="P23" style:family="paragraph" style:parent-style-name="Standard">
      <style:text-properties officeooo:rsid="001899ef" officeooo:paragraph-rsid="00470da7"/>
    </style:style>
    <style:style style:name="P24" style:family="paragraph" style:parent-style-name="Standard">
      <style:text-properties officeooo:rsid="001899ef" officeooo:paragraph-rsid="005443c1"/>
    </style:style>
    <style:style style:name="P25" style:family="paragraph" style:parent-style-name="Standard">
      <style:text-properties officeooo:rsid="001899ef" officeooo:paragraph-rsid="0055ba2c"/>
    </style:style>
    <style:style style:name="P26" style:family="paragraph" style:parent-style-name="Standard">
      <style:text-properties officeooo:rsid="001899ef" officeooo:paragraph-rsid="0059de98"/>
    </style:style>
    <style:style style:name="P27" style:family="paragraph" style:parent-style-name="Standard">
      <style:text-properties officeooo:rsid="001899ef" officeooo:paragraph-rsid="00659060"/>
    </style:style>
    <style:style style:name="P28" style:family="paragraph" style:parent-style-name="Standard">
      <style:text-properties officeooo:rsid="0031f303" officeooo:paragraph-rsid="0033865d"/>
    </style:style>
    <style:style style:name="P29" style:family="paragraph" style:parent-style-name="Standard">
      <style:text-properties officeooo:rsid="0020f904" officeooo:paragraph-rsid="006d31f1"/>
    </style:style>
    <style:style style:name="P30" style:family="paragraph" style:parent-style-name="Standard">
      <style:text-properties officeooo:rsid="001ad27a" officeooo:paragraph-rsid="00217ce7"/>
    </style:style>
    <style:style style:name="P31" style:family="paragraph" style:parent-style-name="Standard">
      <style:text-properties officeooo:rsid="002cc877" officeooo:paragraph-rsid="002cc877"/>
    </style:style>
    <style:style style:name="P32" style:family="paragraph" style:parent-style-name="Standard">
      <style:text-properties officeooo:rsid="0033865d" officeooo:paragraph-rsid="003cacab"/>
    </style:style>
    <style:style style:name="P33" style:family="paragraph" style:parent-style-name="Standard">
      <style:text-properties officeooo:rsid="0033865d" officeooo:paragraph-rsid="00191234"/>
    </style:style>
    <style:style style:name="P34" style:family="paragraph" style:parent-style-name="Standard">
      <style:text-properties officeooo:rsid="0033865d" officeooo:paragraph-rsid="003ddb65"/>
    </style:style>
    <style:style style:name="P35" style:family="paragraph" style:parent-style-name="Standard">
      <style:text-properties officeooo:rsid="0033865d" officeooo:paragraph-rsid="00443792"/>
    </style:style>
    <style:style style:name="P36" style:family="paragraph" style:parent-style-name="Standard">
      <style:text-properties officeooo:rsid="0033865d" officeooo:paragraph-rsid="004d800e"/>
    </style:style>
    <style:style style:name="P37" style:family="paragraph" style:parent-style-name="Standard">
      <style:text-properties officeooo:rsid="0033865d" officeooo:paragraph-rsid="005092e5"/>
    </style:style>
    <style:style style:name="P38" style:family="paragraph" style:parent-style-name="Standard">
      <style:text-properties officeooo:rsid="001fc6d3" officeooo:paragraph-rsid="003afb2f"/>
    </style:style>
    <style:style style:name="P39" style:family="paragraph" style:parent-style-name="Standard">
      <style:text-properties officeooo:rsid="001fc6d3" officeooo:paragraph-rsid="003c643c"/>
    </style:style>
    <style:style style:name="P40" style:family="paragraph" style:parent-style-name="Standard">
      <style:text-properties officeooo:rsid="001fc6d3" officeooo:paragraph-rsid="003cacab"/>
    </style:style>
    <style:style style:name="P41" style:family="paragraph" style:parent-style-name="Standard">
      <style:text-properties officeooo:rsid="001fc6d3" officeooo:paragraph-rsid="00401cf4"/>
    </style:style>
    <style:style style:name="P42" style:family="paragraph" style:parent-style-name="Standard">
      <style:text-properties officeooo:rsid="001fc6d3" officeooo:paragraph-rsid="00470da7"/>
    </style:style>
    <style:style style:name="P43" style:family="paragraph" style:parent-style-name="Standard">
      <style:text-properties officeooo:rsid="0031b3f0" officeooo:paragraph-rsid="0031b3f0"/>
    </style:style>
    <style:style style:name="P44" style:family="paragraph" style:parent-style-name="Standard">
      <style:text-properties officeooo:rsid="003ddb65" officeooo:paragraph-rsid="003ddb65"/>
    </style:style>
    <style:style style:name="P45" style:family="paragraph" style:parent-style-name="Standard">
      <style:text-properties officeooo:rsid="00409c0a" officeooo:paragraph-rsid="00409c0a"/>
    </style:style>
    <style:style style:name="P46" style:family="paragraph" style:parent-style-name="Standard">
      <style:text-properties officeooo:paragraph-rsid="00443792"/>
    </style:style>
    <style:style style:name="P47" style:family="paragraph" style:parent-style-name="Standard">
      <style:text-properties officeooo:paragraph-rsid="00468292"/>
    </style:style>
    <style:style style:name="P48" style:family="paragraph" style:parent-style-name="Standard">
      <style:text-properties officeooo:paragraph-rsid="00470da7"/>
    </style:style>
    <style:style style:name="P49" style:family="paragraph" style:parent-style-name="Standard">
      <style:text-properties officeooo:paragraph-rsid="004d800e"/>
    </style:style>
    <style:style style:name="P50" style:family="paragraph" style:parent-style-name="Standard">
      <style:text-properties officeooo:paragraph-rsid="0020a2e2"/>
    </style:style>
    <style:style style:name="P51" style:family="paragraph" style:parent-style-name="Standard">
      <style:text-properties officeooo:paragraph-rsid="005092e5"/>
    </style:style>
    <style:style style:name="P52" style:family="paragraph" style:parent-style-name="Standard">
      <style:text-properties officeooo:rsid="0028b7e1" officeooo:paragraph-rsid="0028b7e1"/>
    </style:style>
    <style:style style:name="P53" style:family="paragraph" style:parent-style-name="Standard">
      <style:text-properties officeooo:rsid="00512493" officeooo:paragraph-rsid="00512493"/>
    </style:style>
    <style:style style:name="P54" style:family="paragraph" style:parent-style-name="Standard">
      <style:text-properties officeooo:rsid="0053972d" officeooo:paragraph-rsid="0053972d"/>
    </style:style>
    <style:style style:name="P55" style:family="paragraph" style:parent-style-name="Standard">
      <style:text-properties officeooo:rsid="0055ba2c" officeooo:paragraph-rsid="0055ba2c"/>
    </style:style>
    <style:style style:name="P56" style:family="paragraph" style:parent-style-name="Standard">
      <style:text-properties officeooo:rsid="0055ba2c" officeooo:paragraph-rsid="005782b9"/>
    </style:style>
    <style:style style:name="P57" style:family="paragraph" style:parent-style-name="Standard">
      <style:text-properties officeooo:rsid="0055ba2c" officeooo:paragraph-rsid="00585668"/>
    </style:style>
    <style:style style:name="P58" style:family="paragraph" style:parent-style-name="Standard">
      <style:text-properties officeooo:rsid="0055ba2c" officeooo:paragraph-rsid="0068ff0a"/>
    </style:style>
    <style:style style:name="P59" style:family="paragraph" style:parent-style-name="Standard">
      <style:text-properties officeooo:rsid="0055ba2c" officeooo:paragraph-rsid="00690de0"/>
    </style:style>
    <style:style style:name="P60" style:family="paragraph" style:parent-style-name="Standard">
      <style:text-properties style:font-name="Courier 10 Pitch" officeooo:rsid="0055ba2c" officeooo:paragraph-rsid="0055ba2c"/>
    </style:style>
    <style:style style:name="P61" style:family="paragraph" style:parent-style-name="Standard">
      <style:text-properties style:font-name="Courier 10 Pitch" officeooo:rsid="00689cfc" officeooo:paragraph-rsid="00689cfc"/>
    </style:style>
    <style:style style:name="P62" style:family="paragraph" style:parent-style-name="Standard">
      <style:text-properties style:font-name="Courier 10 Pitch" officeooo:rsid="0067ae5c" officeooo:paragraph-rsid="00689cfc"/>
    </style:style>
    <style:style style:name="P63" style:family="paragraph" style:parent-style-name="Standard">
      <style:text-properties style:font-name="Courier 10 Pitch" officeooo:rsid="0067ae5c" officeooo:paragraph-rsid="0076c1a1"/>
    </style:style>
    <style:style style:name="P64" style:family="paragraph" style:parent-style-name="Standard">
      <style:text-properties style:font-name="Courier 10 Pitch" officeooo:rsid="00759b8e" officeooo:paragraph-rsid="00759b8e"/>
    </style:style>
    <style:style style:name="P65" style:family="paragraph" style:parent-style-name="Standard">
      <style:text-properties officeooo:rsid="00585668" officeooo:paragraph-rsid="00585668"/>
    </style:style>
    <style:style style:name="P66" style:family="paragraph" style:parent-style-name="Standard">
      <style:text-properties officeooo:rsid="00585668" officeooo:paragraph-rsid="00588f6b"/>
    </style:style>
    <style:style style:name="P67" style:family="paragraph" style:parent-style-name="Standard">
      <style:text-properties officeooo:rsid="00585668" officeooo:paragraph-rsid="0060a751"/>
    </style:style>
    <style:style style:name="P68" style:family="paragraph" style:parent-style-name="Standard">
      <style:text-properties officeooo:rsid="00588f6b" officeooo:paragraph-rsid="00593dea"/>
    </style:style>
    <style:style style:name="P69" style:family="paragraph" style:parent-style-name="Standard">
      <style:text-properties officeooo:rsid="0059de98" officeooo:paragraph-rsid="0059de98"/>
    </style:style>
    <style:style style:name="P70" style:family="paragraph" style:parent-style-name="Standard">
      <style:text-properties officeooo:rsid="0059de98" officeooo:paragraph-rsid="0061cbea"/>
    </style:style>
    <style:style style:name="P71" style:family="paragraph" style:parent-style-name="Standard">
      <style:text-properties officeooo:rsid="0059de98" officeooo:paragraph-rsid="00673c23"/>
    </style:style>
    <style:style style:name="P72" style:family="paragraph" style:parent-style-name="Standard">
      <style:text-properties officeooo:rsid="0059de98" officeooo:paragraph-rsid="006c19da"/>
    </style:style>
    <style:style style:name="P73" style:family="paragraph" style:parent-style-name="Standard">
      <style:text-properties officeooo:rsid="005c2eb0" officeooo:paragraph-rsid="005c2eb0"/>
    </style:style>
    <style:style style:name="P74" style:family="paragraph" style:parent-style-name="Standard">
      <style:text-properties officeooo:rsid="005c2eb0" officeooo:paragraph-rsid="0062d9b6"/>
    </style:style>
    <style:style style:name="P75" style:family="paragraph" style:parent-style-name="Standard">
      <style:text-properties officeooo:rsid="005fcaa3" officeooo:paragraph-rsid="005fcaa3"/>
    </style:style>
    <style:style style:name="P76" style:family="paragraph" style:parent-style-name="Standard">
      <style:text-properties officeooo:rsid="0067ae5c" officeooo:paragraph-rsid="0067ae5c"/>
    </style:style>
    <style:style style:name="P77" style:family="paragraph" style:parent-style-name="Standard">
      <style:text-properties officeooo:rsid="0067ae5c" officeooo:paragraph-rsid="0068ff0a"/>
    </style:style>
    <style:style style:name="P78" style:family="paragraph" style:parent-style-name="Standard">
      <style:text-properties officeooo:rsid="0067ae5c" officeooo:paragraph-rsid="007470b0"/>
    </style:style>
    <style:style style:name="P79" style:family="paragraph" style:parent-style-name="Standard">
      <style:text-properties officeooo:rsid="00689cfc" officeooo:paragraph-rsid="00689cfc"/>
    </style:style>
    <style:style style:name="P80" style:family="paragraph" style:parent-style-name="Standard">
      <style:text-properties officeooo:rsid="00689cfc" officeooo:paragraph-rsid="00759b8e"/>
    </style:style>
    <style:style style:name="P81" style:family="paragraph" style:parent-style-name="Standard">
      <style:text-properties style:font-name="Times New Roman" officeooo:rsid="0067ae5c" officeooo:paragraph-rsid="00689cfc"/>
    </style:style>
    <style:style style:name="P82" style:family="paragraph" style:parent-style-name="Standard">
      <style:text-properties style:font-name="Times New Roman" officeooo:rsid="00759b8e" officeooo:paragraph-rsid="00759b8e"/>
    </style:style>
    <style:style style:name="P83" style:family="paragraph" style:parent-style-name="Standard">
      <style:text-properties officeooo:rsid="00690de0" officeooo:paragraph-rsid="00690de0"/>
    </style:style>
    <style:style style:name="P84" style:family="paragraph" style:parent-style-name="Standard">
      <style:text-properties officeooo:rsid="00690de0" officeooo:paragraph-rsid="0074548c"/>
    </style:style>
    <style:style style:name="P85" style:family="paragraph" style:parent-style-name="Standard">
      <style:text-properties officeooo:rsid="006c19da" officeooo:paragraph-rsid="006c19da"/>
    </style:style>
    <style:style style:name="P86" style:family="paragraph" style:parent-style-name="Standard">
      <style:text-properties officeooo:rsid="006c19da" officeooo:paragraph-rsid="006d2b6f"/>
    </style:style>
    <style:style style:name="P87" style:family="paragraph" style:parent-style-name="Standard">
      <style:text-properties officeooo:rsid="006c19da" officeooo:paragraph-rsid="0076c1a1"/>
    </style:style>
    <style:style style:name="P88" style:family="paragraph" style:parent-style-name="Standard">
      <style:text-properties officeooo:paragraph-rsid="006d31f1"/>
    </style:style>
    <style:style style:name="P89" style:family="paragraph" style:parent-style-name="Standard">
      <style:text-properties officeooo:rsid="00759b8e" officeooo:paragraph-rsid="0076c1a1"/>
    </style:style>
    <style:style style:name="P90" style:family="paragraph" style:parent-style-name="Standard">
      <style:text-properties officeooo:rsid="0076c1a1" officeooo:paragraph-rsid="0076c1a1"/>
    </style:style>
    <style:style style:name="P91" style:family="paragraph" style:parent-style-name="acode">
      <style:text-properties officeooo:paragraph-rsid="005092e5"/>
    </style:style>
    <style:style style:name="P92" style:family="paragraph" style:parent-style-name="acode">
      <style:text-properties officeooo:rsid="001899ef"/>
    </style:style>
    <style:style style:name="P93" style:family="paragraph" style:parent-style-name="Heading_20_1">
      <style:text-properties officeooo:rsid="0039b88d" officeooo:paragraph-rsid="0039b88d"/>
    </style:style>
    <style:style style:name="P94" style:family="paragraph" style:parent-style-name="Heading_20_1">
      <style:text-properties officeooo:rsid="0033865d" officeooo:paragraph-rsid="003ddb65"/>
    </style:style>
    <style:style style:name="P95" style:family="paragraph" style:parent-style-name="Heading_20_2">
      <style:text-properties officeooo:paragraph-rsid="003afb2f"/>
    </style:style>
    <style:style style:name="P96" style:family="paragraph" style:parent-style-name="Heading_20_2">
      <style:text-properties officeooo:paragraph-rsid="003c643c"/>
    </style:style>
    <style:style style:name="P97" style:family="paragraph" style:parent-style-name="Heading_20_2">
      <style:text-properties officeooo:paragraph-rsid="003cacab"/>
    </style:style>
    <style:style style:name="P98" style:family="paragraph" style:parent-style-name="Heading_20_2">
      <style:text-properties officeooo:paragraph-rsid="00401cf4"/>
    </style:style>
    <style:style style:name="P99" style:family="paragraph" style:parent-style-name="Heading_20_2">
      <style:text-properties officeooo:rsid="00401cf4" officeooo:paragraph-rsid="00401cf4"/>
    </style:style>
    <style:style style:name="P100" style:family="paragraph" style:parent-style-name="Heading_20_2">
      <style:text-properties officeooo:paragraph-rsid="004d800e"/>
    </style:style>
    <style:style style:name="P101" style:family="paragraph" style:parent-style-name="Heading_20_2">
      <style:text-properties officeooo:paragraph-rsid="005092e5"/>
    </style:style>
    <style:style style:name="P102" style:family="paragraph" style:parent-style-name="Heading_20_3">
      <style:text-properties officeooo:paragraph-rsid="004d800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b28b3"/>
    </style:style>
    <style:style style:name="T6" style:family="text">
      <style:text-properties officeooo:rsid="002c496b"/>
    </style:style>
    <style:style style:name="T7" style:family="text">
      <style:text-properties officeooo:rsid="002cc877"/>
    </style:style>
    <style:style style:name="T8" style:family="text">
      <style:text-properties officeooo:rsid="002cd159"/>
    </style:style>
    <style:style style:name="T9" style:family="text">
      <style:text-properties officeooo:rsid="002e2f53"/>
    </style:style>
    <style:style style:name="T10" style:family="text">
      <style:text-properties officeooo:rsid="0033cc85"/>
    </style:style>
    <style:style style:name="T11" style:family="text">
      <style:text-properties officeooo:rsid="00366964"/>
    </style:style>
    <style:style style:name="T12" style:family="text">
      <style:text-properties officeooo:rsid="0038e5f9"/>
    </style:style>
    <style:style style:name="T13" style:family="text">
      <style:text-properties officeooo:rsid="0039b88d"/>
    </style:style>
    <style:style style:name="T14" style:family="text">
      <style:text-properties officeooo:rsid="003afb2f"/>
    </style:style>
    <style:style style:name="T15" style:family="text">
      <style:text-properties officeooo:rsid="003c643c"/>
    </style:style>
    <style:style style:name="T16" style:family="text">
      <style:text-properties officeooo:rsid="003cacab"/>
    </style:style>
    <style:style style:name="T17" style:family="text">
      <style:text-properties officeooo:rsid="003ddb65"/>
    </style:style>
    <style:style style:name="T18" style:family="text">
      <style:text-properties officeooo:rsid="00401cf4"/>
    </style:style>
    <style:style style:name="T19" style:family="text">
      <style:text-properties officeooo:rsid="001fc6d3"/>
    </style:style>
    <style:style style:name="T20" style:family="text">
      <style:text-properties officeooo:rsid="004172e2"/>
    </style:style>
    <style:style style:name="T21" style:family="text">
      <style:text-properties officeooo:rsid="00443792"/>
    </style:style>
    <style:style style:name="T22" style:family="text">
      <style:text-properties officeooo:rsid="0047489e"/>
    </style:style>
    <style:style style:name="T23" style:family="text">
      <style:text-properties officeooo:rsid="004912a2"/>
    </style:style>
    <style:style style:name="T24" style:family="text">
      <style:text-properties officeooo:rsid="004bac82"/>
    </style:style>
    <style:style style:name="T25" style:family="text">
      <style:text-properties officeooo:rsid="004d800e"/>
    </style:style>
    <style:style style:name="T26" style:family="text">
      <style:text-properties officeooo:rsid="00191234"/>
    </style:style>
    <style:style style:name="T27" style:family="text">
      <style:text-properties officeooo:rsid="005191d4"/>
    </style:style>
    <style:style style:name="T28" style:family="text">
      <style:text-properties officeooo:rsid="0051928e"/>
    </style:style>
    <style:style style:name="T29" style:family="text">
      <style:text-properties style:font-name="Courier 10 Pitch"/>
    </style:style>
    <style:style style:name="T30" style:family="text">
      <style:text-properties style:font-name="Courier 10 Pitch" officeooo:rsid="0047489e"/>
    </style:style>
    <style:style style:name="T31" style:family="text">
      <style:text-properties style:font-name="Courier 10 Pitch" officeooo:rsid="005443c1"/>
    </style:style>
    <style:style style:name="T32" style:family="text">
      <style:text-properties style:font-name="Courier 10 Pitch" officeooo:rsid="0055ba2c"/>
    </style:style>
    <style:style style:name="T33" style:family="text">
      <style:text-properties style:font-name="Courier 10 Pitch" officeooo:rsid="00572595"/>
    </style:style>
    <style:style style:name="T34" style:family="text">
      <style:text-properties style:font-name="Courier 10 Pitch" officeooo:rsid="005782b9"/>
    </style:style>
    <style:style style:name="T35" style:family="text">
      <style:text-properties style:font-name="Courier 10 Pitch" officeooo:rsid="00588f6b"/>
    </style:style>
    <style:style style:name="T36" style:family="text">
      <style:text-properties style:font-name="Courier 10 Pitch" officeooo:rsid="0059de98"/>
    </style:style>
    <style:style style:name="T37" style:family="text">
      <style:text-properties style:font-name="Courier 10 Pitch" fo:font-style="italic" officeooo:rsid="0059de98" style:font-style-asian="italic" style:font-style-complex="italic"/>
    </style:style>
    <style:style style:name="T38" style:family="text">
      <style:text-properties style:font-name="Courier 10 Pitch" officeooo:rsid="005c2eb0"/>
    </style:style>
    <style:style style:name="T39" style:family="text">
      <style:text-properties style:font-name="Courier 10 Pitch" officeooo:rsid="005ec9b7"/>
    </style:style>
    <style:style style:name="T40" style:family="text">
      <style:text-properties style:font-name="Courier 10 Pitch" officeooo:rsid="001899ef"/>
    </style:style>
    <style:style style:name="T41" style:family="text">
      <style:text-properties style:font-name="Courier 10 Pitch" officeooo:rsid="0060a751"/>
    </style:style>
    <style:style style:name="T42" style:family="text">
      <style:text-properties style:font-name="Courier 10 Pitch" officeooo:rsid="0061cbea"/>
    </style:style>
    <style:style style:name="T43" style:family="text">
      <style:text-properties style:font-name="Courier 10 Pitch" officeooo:rsid="00673c23"/>
    </style:style>
    <style:style style:name="T44" style:family="text">
      <style:text-properties style:font-name="Courier 10 Pitch" officeooo:rsid="00690de0"/>
    </style:style>
    <style:style style:name="T45" style:family="text">
      <style:text-properties style:font-name="Courier 10 Pitch" officeooo:rsid="006d2b6f"/>
    </style:style>
    <style:style style:name="T46" style:family="text">
      <style:text-properties style:font-name="Courier 10 Pitch" officeooo:rsid="007470b0"/>
    </style:style>
    <style:style style:name="T47" style:family="text">
      <style:text-properties style:font-name="Courier 10 Pitch" officeooo:rsid="00759b8e"/>
    </style:style>
    <style:style style:name="T48" style:family="text">
      <style:text-properties style:font-name="Courier 10 Pitch" officeooo:rsid="0076c1a1"/>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officeooo:rsid="0059de98"/>
    </style:style>
    <style:style style:name="T56" style:family="text">
      <style:text-properties officeooo:rsid="005c2eb0"/>
    </style:style>
    <style:style style:name="T57" style:family="text">
      <style:text-properties fo:font-style="italic" officeooo:rsid="005ec9b7" style:font-style-asian="italic" style:font-style-complex="italic"/>
    </style:style>
    <style:style style:name="T58" style:family="text">
      <style:text-properties officeooo:rsid="005ec9b7"/>
    </style:style>
    <style:style style:name="T59" style:family="text">
      <style:text-properties style:font-name="Times New Roman"/>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officeooo:rsid="00689cfc"/>
    </style:style>
    <style:style style:name="T63" style:family="text">
      <style:text-properties officeooo:rsid="0068ff0a"/>
    </style:style>
    <style:style style:name="T64" style:family="text">
      <style:text-properties officeooo:rsid="00690de0"/>
    </style:style>
    <style:style style:name="T65" style:family="text">
      <style:text-properties officeooo:rsid="006ad0c5"/>
    </style:style>
    <style:style style:name="T66" style:family="text">
      <style:text-properties officeooo:rsid="006d2b6f"/>
    </style:style>
    <style:style style:name="T67" style:family="text">
      <style:text-properties officeooo:rsid="006d31f1"/>
    </style:style>
    <style:style style:name="T68" style:family="text">
      <style:text-properties officeooo:rsid="006fd860"/>
    </style:style>
    <style:style style:name="T69" style:family="text">
      <style:text-properties officeooo:rsid="007470b0"/>
    </style:style>
    <style:style style:name="T70" style:family="text">
      <style:text-properties officeooo:rsid="00759b8e"/>
    </style:style>
    <style:style style:name="T71" style:family="text">
      <style:text-properties officeooo:rsid="0076c1a1"/>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0">Learning Rails Through </text:span>TDD</text:p>
      <text:p text:style-name="P5">Minitest for Rails</text:p>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634_941404247" text:style-name="Index_20_Link" text:visited-style-name="Index_20_Link">INTRO<text:tab/>1</text:a></text:p>
          <text:p text:style-name="P104"><text:a xlink:type="simple" xlink:href="#__RefHeading__110_1634002742" text:style-name="Index_20_Link" text:visited-style-name="Index_20_Link">Testing Rails Projects<text:tab/>1</text:a></text:p>
          <text:p text:style-name="P104"><text:a xlink:type="simple" xlink:href="#__RefHeading__112_1634002742" text:style-name="Index_20_Link" text:visited-style-name="Index_20_Link">MiniTest Testing For Ruby On Rails<text:tab/>3</text:a></text:p>
          <text:p text:style-name="P103"><text:a xlink:type="simple" xlink:href="#__RefHeading__636_941404247" text:style-name="Index_20_Link" text:visited-style-name="Index_20_Link">Let's play with existing tests<text:tab/>3</text:a></text:p>
          <text:p text:style-name="P104"><text:a xlink:type="simple" xlink:href="#__RefHeading__114_1634002742" text:style-name="Index_20_Link" text:visited-style-name="Index_20_Link">User Model Testing<text:tab/>4</text:a></text:p>
          <text:p text:style-name="P104"><text:a xlink:type="simple" xlink:href="#__RefHeading__638_941404247" text:style-name="Index_20_Link" text:visited-style-name="Index_20_Link">User Controller Testing<text:tab/>7</text:a></text:p>
          <text:p text:style-name="P104"><text:a xlink:type="simple" xlink:href="#__RefHeading__640_941404247" text:style-name="Index_20_Link" text:visited-style-name="Index_20_Link">Has_many Model Testing - Books<text:tab/>7</text:a></text:p>
          <text:p text:style-name="P104"><text:a xlink:type="simple" xlink:href="#__RefHeading__642_941404247" text:style-name="Index_20_Link" text:visited-style-name="Index_20_Link">Has_many Controller Testing - Books<text:tab/>7</text:a></text:p>
          <text:p text:style-name="P104"><text:a xlink:type="simple" xlink:href="#__RefHeading__644_941404247" text:style-name="Index_20_Link" text:visited-style-name="Index_20_Link">Model Testing For Other CrowdPublish.TV tables/scaffolds?<text:tab/>7</text:a></text:p>
          <text:p text:style-name="P104"><text:a xlink:type="simple" xlink:href="#__RefHeading__646_941404247" text:style-name="Index_20_Link" text:visited-style-name="Index_20_Link">Controller Testing For Other CrowdPublish.TV tables/scaffolds?<text:tab/>8</text:a></text:p>
          <text:p text:style-name="P104"><text:a xlink:type="simple" xlink:href="#__RefHeading__648_941404247" text:style-name="Index_20_Link" text:visited-style-name="Index_20_Link">What Tests Is CrowdPublish.TV missing?<text:tab/>8</text:a></text:p>
          <text:p text:style-name="P103"><text:a xlink:type="simple" xlink:href="#__RefHeading__650_941404247" text:style-name="Index_20_Link" text:visited-style-name="Index_20_Link">Let's get something useful going &amp; use TDD<text:tab/>8</text:a></text:p>
          <text:p text:style-name="P104"><text:a xlink:type="simple" xlink:href="#__RefHeading__652_941404247" text:style-name="Index_20_Link" text:visited-style-name="Index_20_Link">GitHub<text:tab/>8</text:a></text:p>
          <text:p text:style-name="P104"><text:a xlink:type="simple" xlink:href="#__RefHeading__654_941404247" text:style-name="Index_20_Link" text:visited-style-name="Index_20_Link">Low-Hanging Fruit<text:tab/>8</text:a></text:p>
          <text:p text:style-name="P103"><text:a xlink:type="simple" xlink:href="#__RefHeading__656_941404247" text:style-name="Index_20_Link" text:visited-style-name="Index_20_Link">Fixtures<text:tab/>8</text:a></text:p>
          <text:p text:style-name="P103"><text:a xlink:type="simple" xlink:href="#__RefHeading__658_941404247" text:style-name="Index_20_Link" text:visited-style-name="Index_20_Link">Now for theory – models, controllers<text:tab/>8</text:a></text:p>
          <text:p text:style-name="P103"><text:a xlink:type="simple" xlink:href="#__RefHeading__660_941404247" text:style-name="Index_20_Link" text:visited-style-name="Index_20_Link">Integration Testing<text:tab/>8</text:a></text:p>
          <text:p text:style-name="P103"><text:a xlink:type="simple" xlink:href="#__RefHeading__662_941404247" text:style-name="Index_20_Link" text:visited-style-name="Index_20_Link"><text:tab/>8</text:a></text:p>
          <text:p text:style-name="P103"><text:a xlink:type="simple" xlink:href="#__RefHeading__664_941404247" text:style-name="Index_20_Link" text:visited-style-name="Index_20_Link">Look at the code to understand what Ruby is doing when you run a test<text:tab/>9</text:a></text:p>
        </text:index-body>
      </text:table-of-content>
      <text:p text:style-name="P3"/>
      <text:p text:style-name="P33"/>
      <text:h text:style-name="P93" text:outline-level="1"><text:bookmark-start text:name="__RefHeading__634_941404247"/>INTRO<text:bookmark-end text:name="__RefHeading__634_941404247"/></text:h>
      <text:h text:style-name="Heading_20_2" text:outline-level="2"><text:bookmark-start text:name="__RefHeading__110_1634002742"/>T<text:span text:style-name="T13">esting</text:span> R<text:span text:style-name="T13">ails</text:span> P<text:span text:style-name="T13">rojects</text:span><text:bookmark-end text:name="__RefHeading__110_1634002742"/></text:h>
      <text:p text:style-name="P2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18">TDD. This is something you hear ad nauseum at Ruby meetups. </text:p>
      <text:p text:style-name="P18"/>
      <text:p text:style-name="P28">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17"/>
      <text:p text:style-name="P19">But with testing, you have no clue where to begin. You look at the test scaffolding, but you have no idea what it is doing. It doesn't generate any 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16"/>
      <text:p text:style-name="P16">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p text:style-name="P29">We're assuming you're already familiar with GitHub, Heroku, Rails, Ruby, where code goes in the MVC structure, and at least one of the databases that are compatible with running a local rails server. <text:span text:style-name="T21">We recommend</text:span> <text:span text:style-name="T21">browsing</text:span> through Michael Hartl's tutorial – http://railstutorial.org/book – or something similar. If you haven't yet, please do so now. It will take you only a few months. <text:span text:style-name="T67">D:</text:span></text:p>
      <text:p text:style-name="P29"/>
      <text:p text:style-name="P29"><text:span text:style-name="T67">If you do decide to spend the time on Hartls excellent tutorial</text:span>, be sure to compare the steps in the <text:span text:style-name="T67">rails</text:span>tutorial to the code in http://github.com/CrowdPublishTV. The first draft of CrowdPublish.TV was created by working through Hartl's tutorial and substituting things like has_many books for has_many microposts.</text:p>
      <text:p text:style-name="P8"/>
      <text:h text:style-name="P101" text:outline-level="2">M<text:span text:style-name="T13">ini</text:span>T<text:span text:style-name="T13">est</text:span> T<text:span text:style-name="T13">esting</text:span> F<text:span text:style-name="T13">or</text:span> R<text:span text:style-name="T13">uby</text:span> O<text:span text:style-name="T13">n</text:span> R<text:span text:style-name="T13">ails</text:span></text:h>
      <text:p text:style-name="P88">The default <text:span text:style-name="T67">testing</text:span> <text:span text:style-name="T67">capability</text:span> that comes with Rails versions 3.0+ is called minitest. <text:span text:style-name="T67">Since MiniTest comes with Rails, you don't have to add a gem to use it, unlike other test frameworks.</text:span></text:p>
      <text:p text:style-name="P88"/>
      <text:p text:style-name="P88"><text:span text:style-name="T67">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span></text:p>
      <text:p text:style-name="P9"/>
      <text:p text:style-name="P30">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67">does</text:span>n't <text:span text:style-name="T67">result in cool pages you can</text:span> show off to your husband. (Did we forget to tell you we're also assuming you're a married woman, like the founder of CrowdPublish.TV?)</text:p>
      <text:p text:style-name="P6"/>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68">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3">or see certain pages</text:span>. </text:p>
      <text:p text:style-name="Standard"/>
      <text:p text:style-name="P51"><text:span text:style-name="T4">In the next chapter, we'll start looking at some test code that already exists within a project. Code for that project can be browsed at http://github.com/CrowdPublishTV. To prepare for experimenting with that code, fork the code into your own github account and clone it onto your local machine. Instructions for doing so can be found at https://help.github.com/articles/fork-a-repo. </text:span></text:p>
      <text:p text:style-name="P37"/>
      <text:p text:style-name="P83">This tutorial book gets a bit overexplainy at times.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7"/>
      <text:h text:style-name="Heading_20_1" text:outline-level="1"><text:bookmark-start text:name="__RefHeading__636_941404247"/>Let's play with existing tests<text:bookmark-end text:name="__RefHeading__636_941404247"/></text:h>
      <text:p text:style-name="P22">A lot of Rails tutorials show you lame tests. It makes you think that testing is ridiculously superfluous, <text:s/>leaving you wonder why anyone would do such a thing. <text:span text:style-name="T21">So we'll start by showing you tests that test a real app.</text:span></text:p>
      <text:p text:style-name="P46"/>
      <text:p text:style-name="P35"><text:span text:style-name="T16">T</text:span>o get something going, feel like we're accomplishing something.</text:p>
      <text:p text:style-name="P32"><text:tab/>I'm pragmatic. I knew this even before the Pragmatic Programmer series was invented. So let's accomplish something besides learn<text:span text:style-name="T12">ing</text:span> theory</text:p>
      <text:p text:style-name="P32"><text:tab/><text:span text:style-name="T10">Rewrite existing tests, compare to existing</text:span></text:p>
      <text:p text:style-name="P49"/>
      <text:h text:style-name="P100" text:outline-level="2"><text:span text:style-name="T25">Before We Start</text:span></text:h>
      <text:p text:style-name="P50"><text:span text:style-name="T19">Let's play with CrowdPublish.TV's code. Go to http://github.com/crowdpublishtv/crowdpublishtv. Fork the repository and clone to your local machine. To be able to run tests, you'll need to do a few things with the CrowdPublish.TV code you cloned from your GitHub repository. </text:span></text:p>
      <text:p text:style-name="P7"/>
      <text:p text:style-name="P10">Take a look at the README file in the root directory. There are some instructions for how to set up the code so that a Rails server won't crash when you start it. <text:span text:style-name="T5">We'll go into more details about those instructions here. </text:span></text:p>
      <text:p text:style-name="P10"/>
      <text:p text:style-name="P11"><text:span text:style-name="T6">Some f</text:span>iles <text:span text:style-name="T6">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11"/>
      <text:p text:style-name="P11"><text:span text:style-name="T8">1. Take a look at</text:span> config/initializers/carrierwave.rb. Make sure <text:span text:style-name="T7">the lines</text:span></text:p>
      <text:p text:style-name="acode"><text:s text:c="6"/>:aws_access_key_id <text:s text:c="5"/>=&gt; 'AWS_KEY', </text:p>
      <text:p text:style-name="acode"><text:s text:c="6"/>:aws_secret_access_key <text:s/>=&gt; 'SECRET_KEY', </text:p>
      <text:p text:style-name="P12"><text:span text:style-name="T7">are not</text:span> commented out. <text:span text:style-name="T7">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12"/>
      <text:p text:style-name="P13">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13"/>
      <text:p text:style-name="P11"><text:span text:style-name="T8">2. Open your</text:span> gemfile. Delete 'pg' and replace with 'sqlite3', <text:span text:style-name="T8">unless you have postgresql on your local computer and intend to use it</text:span>. <text:span text:style-name="T8">Most new Rails learners will use sqlite.</text:span></text:p>
      <text:p text:style-name="P11"/>
      <text:p text:style-name="P11"><text:span text:style-name="T8">3. Take a look at</text:span> app/views/layouts/application.html.erb. Make sure </text:p>
      <text:p text:style-name="acode"><text:s text:c="2"/>&lt;%= tag :meta, :name=&gt;"stripe-key", :content=&gt;STRIPE_PUBLIC_KEY %&gt; </text:p>
      <text:p text:style-name="P14">Is not commented out. You probably won't be using any stripe features, <text:span text:style-name="T9">so this value is likely not very important to you</text:span>.</text:p>
      <text:p text:style-name="P11"/>
      <text:p text:style-name="P11">ENV variables are for heroku. Therefore the last commit before pushing to heroku must have those variables set. The non-ENV variables use the initializer files, which are for use on local machines. </text:p>
      <text:p text:style-name="P11"/>
      <text:p text:style-name="P11">* config/initializers/fakekeys.rb: </text:p>
      <text:p text:style-name="P11">Create this file DO NOT CHANGE THE NAME (note that it is listed in .gitignore) &amp; paste the following into it:</text:p>
      <text:p text:style-name="P11"/>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11">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11"/>
      <text:p text:style-name="P11">*config/database.yml</text:p>
      <text:p text:style-name="P11">Create this file DO NOT CHANGE THE NAME (note that it is listed in .gitignore) &amp; paste the following into it:</text:p>
      <text:p text:style-name="P11"/>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1"/>
      <text:p text:style-name="P11">Then type bundle install at the command line</text:p>
      <text:p text:style-name="P11">Then type rake db:migrate</text:p>
      <text:p text:style-name="P53">Great! Now you should be able to run rails s, open http://localhost:3000 in your browser, and the home page for CrowdPublish.TV should work. <text:span text:style-name="T27">Isn't it beautiful!</text:span></text:p>
      <text:p text:style-name="P53"/>
      <text:h text:style-name="P100" text:outline-level="2"><text:span text:style-name="T25">Where In The World Do We Start</text:span></text:h>
      <text:p text:style-name="P6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68"/>
      <text:p text:style-name="P68"><text:span text:style-name="T54">And there's no need to memorize the logic or syntax. That's what google is for. Instead, you'll get much better at knowing what to google and why. Stackoverflow.com is your friend.</text:span></text:p>
      <text:p text:style-name="P54"/>
      <text:p text:style-name="P54">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9"/>
      <text:p text:style-name="P49"><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9"/>
      <text:p text:style-name="P51"><text:span text:style-name="T23">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3">in each of the test files</text:span> starts over with a blank slate.<text:span text:style-name="T23">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1"/>
      <text:p text:style-name="P51"><text:span text:style-name="T24">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8">In the CrowdPublish.TV repository you just downloaded, take a look at the test/user_test.rb file.</text:span></text:p>
      <text:p text:style-name="P51"/>
      <text:p text:style-name="P91">class TestUser &lt; ActiveSupport::TestCase</text:p>
      <text:p text:style-name="P91"><text:s text:c="2"/>def setup</text:p>
      <text:p text:style-name="P91"><text:s text:c="4"/>@user = users(:one)</text:p>
      <text:p text:style-name="P91"><text:s text:c="2"/>end</text:p>
      <text:p text:style-name="P91"><text:span text:style-name="T26">end</text:span></text:p>
      <text:p text:style-name="P51"/>
      <text:p text:style-name="P51"><text:span text:style-name="T22">What is this </text:span><text:span text:style-name="T30">users(:one)</text:span><text:span text:style-name="T22">? It's in our test database. How did it get there and why is it called </text:span><text:span text:style-name="T30">:one</text:span><text:span text:style-name="T22">? You may have noticed that along with controllers, helpers, etc., Rails scaffolding includes a Fixtures folder which includes .yml files that contain data. We'll get into Fixtures later.</text:span></text:p>
      <text:p text:style-name="P51"/>
      <text:p text:style-name="P54">But you won't know everything you'll need in the setup <text:span text:style-name="T49">until we see commonalities among the methods in our test files.</text:span> <text:span text:style-name="T49">So we'll start by writing methods for testing models and controllers.</text:span></text:p>
      <text:p text:style-name="P24"/>
      <text:h text:style-name="P100" text:outline-level="2">U<text:span text:style-name="T13">ser</text:span> M<text:span text:style-name="T13">odel</text:span> T<text:span text:style-name="T13">esting</text:span></text:h>
      <text:p text:style-name="P25"><text:span text:style-name="T49">Look at models/user.rb. You'll notice the first half of the file contains many lines of code, most of which don't look like methods. They don't start with </text:span><text:span text:style-name="T31">def methodname</text:span><text:span text:style-name="T49"> and end with </text:span><text:span text:style-name="T31">end</text:span><text:span text:style-name="T49">. Instead, they say things like </text:span><text:span text:style-name="T31">after_validation, after_initialize, mount_uploader, <text:s/>before_save,</text:span><text:span text:style-name="T50"> and </text:span><text:span text:style-name="T31">has_many</text:span>. <text:span text:style-name="T50">These lines are not defining methods, rather they are calling methods that exist in the Rails library. </text:span></text:p>
      <text:p text:style-name="P25"/>
      <text:p text:style-name="P55">The line</text:p>
      <text:p text:style-name="P60">after_validation :geocode, :if =&gt; :address_changed?</text:p>
      <text:p text:style-name="P55">tells the app to run a geocoding method in one of the gems if the user changes their address when the user model is updated (upon which the app validates the user model). This line is passing a <text:span text:style-name="T29">:geocode</text:span> symbol and a <text:span text:style-name="T29">:if =&gt; :address_changed?</text:span> hash into an <text:span text:style-name="T29">after_validation</text:span> method in the Rails library. <text:span text:style-name="T51">Rails does not require that parameters passed into method calls be enclosed in parentheses. If you were writing this code in C++ or Java, it might look a little more like</text:span></text:p>
      <text:p text:style-name="P56"><text:span text:style-name="T29">after_validation</text:span><text:span text:style-name="T33">(</text:span><text:span text:style-name="T29"> :geocode, :if =&gt; :address_changed?</text:span><text:span text:style-name="T34">)</text:span><text:span text:style-name="T52">. </text:span></text:p>
      <text:p text:style-name="P56"/>
      <text:p text:style-name="P57"><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31">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5"/>
      <text:p text:style-name="P65">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5"/>
      <text:p text:style-name="P66">Since these methods are being called in the model, we test that they're working correctly through test methods we'll write in the TestUser class, in the test/user_test.rb file. We'll start with a method to test <text:span text:style-name="T32">after_validation</text:span>. <text:span text:style-name="T53">(Since there isn't an action going on when </text:span><text:span text:style-name="T35">attr_accessor</text:span><text:span text:style-name="T53">, <text:s/></text:span><text:span text:style-name="T35">geocoded_by</text:span><text:span text:style-name="T53">, or <text:s/></text:span><text:span text:style-name="T35">reverse_geocoded_by</text:span><text:span text:style-name="T53"> are executed, rather they're defining attributes for those methods, there isn't a way to test them. We'll skip those.)</text:span></text:p>
      <text:p text:style-name="P55"/>
      <text:p text:style-name="P69">Now you can go back and look at t<text:span text:style-name="T28">he test/user_test.rb file </text:span>again. The first method is </text:p>
      <text:p text:style-name="P55"/>
      <text:p text:style-name="P67"><text:span text:style-name="T38">test </text:span><text:span text:style-name="T41">"after_validation_geocode"</text:span><text:span text:style-name="T42"> do</text:span></text:p>
      <text:p text:style-name="P70"><text:span text:style-name="T42"><text:s text:c="2"/>oldlatitude = @user.latitude</text:span></text:p>
      <text:p text:style-name="P70"><text:span text:style-name="T42"><text:s text:c="2"/>@user.address = "20022"</text:span></text:p>
      <text:p text:style-name="P71"><text:span text:style-name="T43"><text:s text:c="2"/>@user.save</text:span></text:p>
      <text:p text:style-name="P71"><text:span text:style-name="T42"><text:s text:c="2"/>refute_match(@user.latitude, oldlatitude)</text:span></text:p>
      <text:p text:style-name="P70"><text:span text:style-name="T32">e</text:span><text:span text:style-name="T29">nd</text:span></text:p>
      <text:p text:style-name="P55"/>
      <text:p text:style-name="P83">Geocoding is done by a gem that CrowdPublish.TV uses for calculating distances between users and in-person events or bookclubs. Without this gem, the </text:p>
      <text:p text:style-name="P59"><text:span text:style-name="T29">after_validation</text:span><text:span text:style-name="T33">(</text:span><text:span text:style-name="T29"> :geocode, :if =&gt; :address_changed?</text:span><text:span text:style-name="T34">)</text:span></text:p>
      <text:p text:style-name="P84">method call <text:span text:style-name="T69">in models\user.rb </text:span>would result in a syntax error, <text:span text:style-name="T65">since there wouldn't be a </text:span><text:span text:style-name="T32">:geocode</text:span> <text:span text:style-name="T65">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9"/>
      <text:p text:style-name="P74">All test methods must start with the word <text:span text:style-name="T29">test</text:span> <text:span text:style-name="T58">and the name of the test must be in quotes. The last word in the line is </text:span><text:span text:style-name="T39">do</text:span><text:span text:style-name="T58"> and the last line of the method is </text:span><text:span text:style-name="T39">end</text:span><text:span text:style-name="T58">. In Ruby, anything between the words </text:span><text:span text:style-name="T39">do</text:span><text:span text:style-name="T58"> and </text:span><text:span text:style-name="T39">end</text:span><text:span text:style-name="T58"> is called a </text:span><text:span text:style-name="T57">block</text:span><text:span text:style-name="T58">. Basically, a block is just a chunk of code. The </text:span><text:span text:style-name="T39">do</text:span><text:span text:style-name="T58"> and </text:span><text:span text:style-name="T39">end</text:span><text:span text:style-name="T58"> is just a way to tell Ruby where the code for the test starts and ends. Blocks are used in Ruby for other methods besides tests, such as loops, so you'll see </text:span><text:span text:style-name="T39">do</text:span><text:span text:style-name="T58"> and </text:span><text:span text:style-name="T39">end</text:span><text:span text:style-name="T58"> frequently as you browse Ruby code. </text:span></text:p>
      <text:p text:style-name="P69"/>
      <text:p text:style-name="P78">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69">After the validation, the Geocoder gem calculates a latitude and longitude and saves those values in </text:span><text:span text:style-name="T46">@user.latitude</text:span><text:span text:style-name="T69"> and </text:span><text:span text:style-name="T46">@user.longitude</text:span><text:span text:style-name="T69">.</text:span></text:p>
      <text:p text:style-name="P76"/>
      <text:p text:style-name="P77">If you do a query on your test database, you'll see that th<text:span text:style-name="T69">e calculated</text:span> latitude <text:span text:style-name="T69">and longitude</text:span> w<text:span text:style-name="T69">ere</text:span> not saved to the test database. Instead, <text:span text:style-name="T69">they were</text:span> only used in a temporary test object, which is gone after the test is complete. This is why I like to use <text:span text:style-name="T29">puts</text:span> lines while I'm debugging my tests – testing my tests – to find out what <text:span text:style-name="T63">happened in the test and to verify that the tests are doing what I think they should be doing.</text:span></text:p>
      <text:p text:style-name="P58"/>
      <text:p text:style-name="P78"><text:span text:style-name="T64">After </text:span><text:span text:style-name="T44">@user.save</text:span><text:span text:style-name="T64"> in the </text:span><text:span text:style-name="T41">"after_validation_geocode"</text:span><text:span text:style-name="T64"> method, y</text:span>ou can insert a line in this test to find out what <text:span text:style-name="T62">the Geocoder changed the latitude to:</text:span></text:p>
      <text:p text:style-name="P79"><text:span text:style-name="T29"><text:s text:c="2"/>puts “ latitude ” + @user.latitude.to_s</text:span></text:p>
      <text:p text:style-name="P79"/>
      <text:p text:style-name="P80"><text:span text:style-name="T69">the </text:span><text:span text:style-name="T29">.to_s</text:span><text:span text:style-name="T69"> changes the latitude from a float to a string. (We'll assume you already know how data types work in programming languages. If not, google for an explanation.) Now</text:span> rake the test <text:span text:style-name="T70">by entering the following text</text:span> <text:span text:style-name="T70">in your</text:span> command prompt <text:span text:style-name="T70">window (</text:span><text:span text:style-name="T29">&gt;</text:span><text:span text:style-name="T47">$</text:span><text:span text:style-name="T70"> in this tutorial means to enter text at the Unix shell or DOS prompt, as opposed to entering text into one of your app's files).</text:span></text:p>
      <text:p text:style-name="P61">&gt;<text:span text:style-name="T70">$</text:span> rake test test/models/user_test.rb</text:p>
      <text:p text:style-name="P81"/>
      <text:p text:style-name="P82">Some text will scroll by the screen, something like this: </text:p>
      <text:p text:style-name="P81"/>
      <text:p text:style-name="P64"># Running tests:</text:p>
      <text:p text:style-name="P64">latitude 38.91870370000001</text:p>
      <text:p text:style-name="P64">.......</text:p>
      <text:p text:style-name="P64">Finished tests in 1.062741s, 15.0554 tests/s, 43.2843 assertions/s.</text:p>
      <text:p text:style-name="P64">16 tests, 46 assertions, 0 failures, 0 errors, 0 skips</text:p>
      <text:p text:style-name="P62"/>
      <text:p text:style-name="P81"><text:span text:style-name="T70">Notice that one of the lines of text says the resulting latitude is: </text:span></text:p>
      <text:p text:style-name="P62"><text:span text:style-name="T62"><text:s text:c="2"/>latitude </text:span>38.91870370000001</text:p>
      <text:p text:style-name="P27"/>
      <text:p text:style-name="P89">You can enter all kinds of <text:span text:style-name="T29">puts</text:span> statements in your tests. <text:span text:style-name="T71">Try outputting different variables besides </text:span><text:span text:style-name="T48">@user.latitude</text:span><text:span text:style-name="T71"> such as </text:span><text:span text:style-name="T42">oldlatitude</text:span><text:span text:style-name="T71"> or </text:span><text:span text:style-name="T48">@user.email</text:span><text:span text:style-name="T71">, and paste the </text:span><text:span text:style-name="T29">puts</text:span><text:span text:style-name="T71"> statements before and after the values are changed, to find out what their values are during the course of the test.</text:span></text:p>
      <text:p text:style-name="P27"/>
      <text:p text:style-name="P85">The last line <text:span text:style-name="T71">before the end of</text:span> this <text:span text:style-name="T71">method</text:span> is </text:p>
      <text:p text:style-name="P72"><text:span text:style-name="T42"><text:s text:c="2"/>refute_match(@user.latitude, oldlatitude)</text:span></text:p>
      <text:p text:style-name="P27"/>
      <text:p text:style-name="P86">Every test method will <text:span text:style-name="T67">end with</text:span> either at least one assertion, <text:span text:style-name="T66">which begins with </text:span><text:span text:style-name="T45">assert</text:span>, or refutation, <text:span text:style-name="T66">which begins with </text:span><text:span text:style-name="T42">refute</text:span>. <text:span text:style-name="T66">There's a list of assertions and refutations at http://www.mattsears.com/articles/2011/12/10/minitest-quick-reference</text:span>. <text:span text:style-name="T66">We'll go over these in a later chapter. </text:span></text:p>
      <text:p text:style-name="P86"/>
      <text:p text:style-name="P87">Assertions test for whether the statement is true, and refutations test for whether the statement is false. <text:span text:style-name="T71">With</text:span> th<text:span text:style-name="T71">e statement </text:span><text:span text:style-name="T42">refute_match</text:span>, we're checking whether the old latitude <text:span text:style-name="T71">at the beginning of the method</text:span> and the <text:span text:style-name="T71">current</text:span> value saved in <text:span text:style-name="T42">@user.latitude</text:span> are the same. <text:span text:style-name="T66">Since we're using </text:span><text:span text:style-name="T42">refute_match</text:span><text:span text:style-name="T66">, we're expecting the match between the two values in parentheses to be false.</text:span> If they <text:span text:style-name="T66">match, or are equal</text:span>, something went wrong and the newly geocoded latitude didn't get saved to the model as it was supposed to. <text:span text:style-name="T71">Since our results stated</text:span></text:p>
      <text:p text:style-name="P89"><text:span text:style-name="T29">16 tests, 46 assertions, 0 failures, 0 errors, 0 skips</text:span></text:p>
      <text:p text:style-name="P63"/>
      <text:p text:style-name="P90">we know that the test passed (<text:span text:style-name="T47">0 failures</text:span>). We also know that we didn't have any syntax problems (<text:span text:style-name="T47">0 errors</text:span>). The number of tests matches the number of methods that happened to be in the test/models/user_test.rb file at the time this was run (<text:span text:style-name="T47">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of how and where Ruby increments the number of assertions made.</text:p>
      <text:p text:style-name="P27"/>
      <text:p text:style-name="P27"><text:span text:style-name="T55">Now let's take a look at the next test, which uses </text:span><text:span text:style-name="T39">do</text:span><text:span text:style-name="T58"> and </text:span><text:span text:style-name="T39">end</text:span><text:span text:style-name="T58"> to define a loop.</text:span></text:p>
      <text:p text:style-name="P1"/>
      <text:p text:style-name="acode">[: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acode">end</text:p>
      <text:p text:style-name="P26"/>
      <text:p text:style-name="P26"><text:span text:style-name="T56">This method doesn't begin with the word </text:span><text:span text:style-name="T38">test</text:span><text:span text:style-name="T56">, instead it begins with the loop, with the </text:span><text:span text:style-name="T38">test</text:span><text:span text:style-name="T56"> inside it. This method tests all the attributes that are required to be present, which is declared in the model as either </text:span><text:span text:style-name="T36">validates_presence_of</text:span><text:span text:style-name="T55"> or as </text:span><text:span text:style-name="T36">validates :</text:span><text:span text:style-name="T37">fieldname</text:span><text:span text:style-name="T36">, presence: true</text:span><text:span text:style-name="T55">. It loops through the four required fields rather than writing four separate methods that do the same thing for four fields. </text:span></text:p>
      <text:p text:style-name="P26"/>
      <text:p text:style-name="P75">The line <text:span text:style-name="T40">refute_empty user.errors[field]</text:span><text:span text:style-name="T60"> </text:span><text:span text:style-name="T59">m</text:span><text:span text:style-name="T60">ust be in same test </text:span><text:span text:style-name="T59">as</text:span><text:span text:style-name="T60"> </text:span><text:span text:style-name="T38">refute user.valid?</text:span><text:span text:style-name="T60"> </text:span><text:span text:style-name="T59">otherwise </text:span><text:span text:style-name="T61">the user.errors aren't produced. Why?? I'll figure out why later.</text:span></text:p>
      <text:p text:style-name="P26"/>
      <text:p text:style-name="P73">Note that <text:span text:style-name="T29">password_confirmation</text:span> is not included in the loop. This is because it's required only when <text:span text:style-name="T29">password</text:span> is present, such as when creating a user account or when updating the account by changing the <text:span text:style-name="T29">password</text:span>. Therefore we must test it differently, in a separate method as below.</text:p>
      <text:p text:style-name="P26"/>
      <text:p text:style-name="acode">test "password_confirmation_must_not_be_empty_password_present" do</text:p>
      <text:p text:style-name="acode"><text:s text:c="2"/>user = users(:one) </text:p>
      <text:p text:style-name="acode"><text:s text:c="2"/>user.update(password: "11111111")</text:p>
      <text:p text:style-name="acode"><text:s text:c="2"/>user.send "password_confirmation=", nil</text:p>
      <text:p text:style-name="acode"><text:s text:c="2"/>refute user.valid?</text:p>
      <text:p text:style-name="acode"><text:s text:c="2"/>refute_empty user.errors[:password_confirmation] </text:p>
      <text:p text:style-name="acode">end</text:p>
      <text:p text:style-name="P92"/>
      <text:h text:style-name="P102" text:outline-level="3">Fixtures</text:h>
      <text:p text:style-name="P49"><text:span text:style-name="T22">What is this users(:one)?</text:span></text:p>
      <text:p text:style-name="P49"/>
      <text:p text:style-name="P49">There are gems to create lots of fixtures, but we'll just work with the simple files we have now.</text:p>
      <text:p text:style-name="P49"/>
      <text:p text:style-name="P36"/>
      <text:p text:style-name="P1"/>
      <text:p text:style-name="acode"><text:s text:c="2"/>test "user attributes must not be empty" do </text:p>
      <text:p text:style-name="acode"><text:s text:c="4"/>user = User.create(name: "Dummy1", password: "hoohaahh", password_confirmation: "hoohaahh", email: "m@example.com")</text:p>
      <text:p text:style-name="acode"># <text:s text:c="3"/>@user = build(:user, name: 'samiam', email: 'fakeunique@fake.com', password: 'secret12', password_confirmation: 'secret12', permalink: 'samlink', address: '22181' )</text:p>
      <text:p text:style-name="acode"><text:s text:c="4"/>assert user.valid?</text:p>
      <text:p text:style-name="acode"># <text:s text:c="3"/>assert @user.errors[:name].any?</text:p>
      <text:p text:style-name="acode"># <text:s text:c="3"/>assert @user.errors[:email].any?</text:p>
      <text:p text:style-name="acode"><text:s text:c="2"/>end</text:p>
      <text:p text:style-name="P1"/>
      <text:p text:style-name="P1"><text:s text:c="2"/>test "password and password_confirmation should match" do</text:p>
      <text:p text:style-name="acode"><text:s text:c="4"/>@user = users(:two) </text:p>
      <text:p text:style-name="acode"><text:s text:c="4"/>@user.password = "hihihihi"</text:p>
      <text:p text:style-name="acode"><text:s text:c="4"/>@user.password_confirmation = "hihihihi"</text:p>
      <text:p text:style-name="acode"><text:s text:c="4"/>assert @user.valid?</text:p>
      <text:p text:style-name="acode"><text:s text:c="2"/>end</text:p>
      <text:p text:style-name="acode"/>
      <text:p text:style-name="acode"><text:s text:c="2"/>test "password and password_confirmation should be at least 8 char" do</text:p>
      <text:p text:style-name="acode"><text:s text:c="4"/>@user = users(:two) </text:p>
      <text:p text:style-name="acode"><text:s text:c="4"/>@user.password = "hihihi"</text:p>
      <text:p text:style-name="acode"><text:s text:c="4"/>@user.password_confirmation = "hihihi"</text:p>
      <text:p text:style-name="acode"><text:s text:c="4"/>refute @user.valid?</text:p>
      <text:p text:style-name="acode"><text:s text:c="2"/>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h text:style-name="P95" text:outline-level="2"><text:bookmark-start text:name="__RefHeading__638_941404247"/>U<text:span text:style-name="T13">ser</text:span> <text:span text:style-name="T14">Controller</text:span> T<text:span text:style-name="T13">esting</text:span><text:bookmark-end text:name="__RefHeading__638_941404247"/></text:h>
      <text:p text:style-name="P47">Test each method.</text:p>
      <text:p text:style-name="P47"/>
      <text:p text:style-name="P48">Most tests will require signing in before running the test because the <text:span text:style-name="T3">method they're testing woul</text:span>d fail on the real site if the user were not logged in.</text:p>
      <text:p text:style-name="P23"/>
      <text:p text:style-name="P48">But what user is being signed in?</text:p>
      <text:p text:style-name="P48"/>
      <text:p text:style-name="P42"/>
      <text:p text:style-name="P38"/>
      <text:h text:style-name="P95" text:outline-level="2"><text:bookmark-start text:name="__RefHeading__640_941404247"/><text:span text:style-name="T15">Has_many</text:span> M<text:span text:style-name="T13">odel</text:span> T<text:span text:style-name="T13">esting - Books</text:span><text:bookmark-end text:name="__RefHeading__640_941404247"/></text:h>
      <text:p text:style-name="P38"/>
      <text:p text:style-name="P38"/>
      <text:p text:style-name="P38"/>
      <text:h text:style-name="P96" text:outline-level="2"><text:bookmark-start text:name="__RefHeading__642_941404247"/><text:span text:style-name="T15">Has_many</text:span> <text:span text:style-name="T15">Controller</text:span> T<text:span text:style-name="T13">esting - Books</text:span><text:bookmark-end text:name="__RefHeading__642_941404247"/></text:h>
      <text:p text:style-name="P39"/>
      <text:p text:style-name="P39"/>
      <text:h text:style-name="P97" text:outline-level="2"><text:bookmark-start text:name="__RefHeading__644_941404247"/>M<text:span text:style-name="T13">odel</text:span> T<text:span text:style-name="T13">esting For Other CrowdPublish.TV tables/scaffolds?</text:span><text:bookmark-end text:name="__RefHeading__644_941404247"/></text:h>
      <text:p text:style-name="P40"/>
      <text:p text:style-name="P2"/>
      <text:p text:style-name="P2"/>
      <text:h text:style-name="P97" text:outline-level="2"><text:bookmark-start text:name="__RefHeading__646_941404247"/><text:span text:style-name="T16">Controller</text:span> T<text:span text:style-name="T13">esting For Other CrowdPublish.TV tables/scaffolds?</text:span><text:bookmark-end text:name="__RefHeading__646_941404247"/></text:h>
      <text:p text:style-name="P40"/>
      <text:p text:style-name="P40"/>
      <text:h text:style-name="P98" text:outline-level="2"/>
      <text:h text:style-name="P98" text:outline-level="2"><text:bookmark-start text:name="__RefHeading__648_941404247"/><text:span text:style-name="T18">What Tests Is CrowdPublish.TV missing?</text:span><text:bookmark-end text:name="__RefHeading__648_941404247"/></text:h>
      <text:p text:style-name="P41"/>
      <text:p text:style-name="P40"/>
      <text:h text:style-name="Heading_20_1" text:outline-level="1"><text:bookmark-start text:name="__RefHeading__650_941404247"/>Let's get something useful going &amp; use TDD<text:bookmark-end text:name="__RefHeading__650_941404247"/></text:h>
      <text:p text:style-name="P44"><text:span text:style-name="T18">Now you're familiar with </text:span>What's going on in CrowdPublish.TV code</text:p>
      <text:p text:style-name="P44"/>
      <text:p text:style-name="P44"/>
      <text:h text:style-name="Heading_20_2" text:outline-level="2"><text:bookmark-start text:name="__RefHeading__652_941404247"/>GitHub<text:bookmark-end text:name="__RefHeading__652_941404247"/></text:h>
      <text:p text:style-name="P32"><text:tab/><text:span text:style-name="T10">Pick something from Issues on GitHub &amp; see what you can do</text:span></text:p>
      <text:p text:style-name="P32"/>
      <text:h text:style-name="P99" text:outline-level="2"><text:bookmark-start text:name="__RefHeading__654_941404247"/>Low-Hanging Fruit<text:bookmark-end text:name="__RefHeading__654_941404247"/></text:h>
      <text:p text:style-name="P45">Anything that merely requires adding scaffolding</text:p>
      <text:p text:style-name="P32"/>
      <text:p text:style-name="P32"/>
      <text:h text:style-name="Heading_20_1" text:outline-level="1"><text:bookmark-start text:name="__RefHeading__658_941404247"/>Now for theory – models, controllers<text:bookmark-end text:name="__RefHeading__658_941404247"/></text:h>
      <text:p text:style-name="P34">let's get more complicated/understand what we're doing instead of just doing, <text:span text:style-name="T11">thus write tests faster and make fewer mistakes</text:span></text:p>
      <text:p text:style-name="P32"/>
      <text:p text:style-name="P44"/>
      <text:h text:style-name="P94" text:outline-level="1"><text:bookmark-start text:name="__RefHeading__660_941404247"/><text:span text:style-name="T17">Integration Testing</text:span> <text:bookmark-end text:name="__RefHeading__660_941404247"/></text:h>
      <text:p text:style-name="P32"/>
      <text:p text:style-name="P32"/>
      <text:p text:style-name="P32"/>
      <text:h text:style-name="Heading_20_1" text:outline-level="1"><text:bookmark-start text:name="__RefHeading__664_941404247"/><text:span text:style-name="T16">Look at the code to understand what Ruby is doing when you run a test</text:span><text:bookmark-end text:name="__RefHeading__664_941404247"/></text:h>
      <text:p text:style-name="P32"/>
      <text:p text:style-name="P32"><text:span text:style-name="T16">Get even more in-depth, </text:span></text:p>
      <text:p text:style-name="P32"/>
      <text:p text:style-name="P15">Assertions code</text:p>
      <text:p text:style-name="P15">http://docs.seattlerb.org/minitest/Minitest/Assertions.html </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0T22:01:30.255674354</dc:date>
    <meta:editing-duration>P13DT10H7M31S</meta:editing-duration>
    <meta:editing-cycles>80</meta:editing-cycles>
    <meta:generator>LibreOffice/4.2.8.2$Linux_X86_64 LibreOffice_project/420m0$Build-2</meta:generator>
    <meta:document-statistic meta:table-count="0" meta:image-count="0" meta:object-count="0" meta:page-count="1" meta:paragraph-count="238" meta:word-count="4107" meta:character-count="25459" meta:non-whitespace-character-count="21252"/>
  </office:meta>
</office:document-meta>
</file>